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3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table:number-columns-repeated="2"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330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80 Kommentare 504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07</text:p>
          </table:table-cell>
          <table:table-cell table:number-columns-repeated="6"/>
        </table:table-row>
        <table:table-row table:style-name="ro1">
          <table:table-cell table:formula="of:=SUM([.A100:.A100000])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++DIE ÖFFNUNGSSCHRITTE SIND NICHT TRAGBAR... - Konstantin Haslauer | 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stantin Haslau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 Februar um 12:31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++DIE ÖFFNUNGSSCHRITTE SIND NICHT TRAGBAR - KÖRPERNAHE DIENSTLEISTER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GENUTZT+++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ieder, wie in alle Pressekonferenzen und die nachfolgenden Verordnungen werden die Unternehmer z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ekutive herangezogen. Viele Schreiben erreichen mich nun von verunsicherten Unternehmer, mit der Frage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was kann ich nun tun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Aus rechtlicher Sicht: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. Es gibt keine Pandemie mehr, da die WHO am 15.10.2020 bestätigt hat, dass Corona gleich zusetzen ist mi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nfluenz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dropbox.com/s/e6wyt1m09l1gevd/Studie%20Ioannidis_BLT.20.265892_engl..pdf?dl=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 Feststellung einer Krankheit oder Seuchenlage - Im Epidemiegesetz (EpiG) von 1950 ist vorgeschrieb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eine Infektion nur durch einen Arzt diagnostiziert werden kann. In § 5 Absatz 1 wird der genaue Ablauf z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mittlung einer Infektion darstellt, nämlich eine dementsprechende Befundung und Diagnose kann nur du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 ärztliche Untersuchung und unter Berücksichtigung von Labortests (inkl. Ausschlussverfahren zu an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heiten z.B. naheverwandten Corona Stämmen und Influenza) durch einen Arzt durchgeführ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ris.bka.gv.at/GeltendeFassung.wxe?Abfrage=Bundesnormen&amp;Gesetzesnummer=10010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) Es gibt keinerlei Evidenz warum im Lebensmittelhandel eine 10m2 Regelung vorgegeben ist und im Hand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m2 gelten sol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) Die Maskenpflicht ist vom VGH aufgehoben worden und die Regierung setzt Sie gesetzwidrig wieder 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m bestimmungsgemäßen Einsatz von FFP2-Masken muss eine arbeitsmedizinische Vorsorgeuntersuch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 Voraus angeboten werden, um durch den erhöhten Atemwiderstad entstehende Risiken für den individue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wender medizinisch zu bewerten. Der Schutzeffekt der FFP2-Maske ist nur dann umfassend gewährleiste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sie durchgehend und dicht sitzend (d.h. passend zur Gesichtsphysiognomie und abschließend auf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, Nachweis durch FIT-Test) getragen wird. Bei der Anwendung durch Laien ist ein Eigenschutz über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fekt eines korrekt getragenen MNS hinaus daher nicht zwangsläufig gegeben. In den „Empfehlunge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uA und des ad-Hoc AK „Covid-19“ des ABAS zum Einsatz von Schutzmasken im Zusammenhang mit SARSCoV-2“ werden FFP2-Masken nicht zur privaten Nutzung empfoh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kann der Unternehmer nun tu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darf vorweg festgestellt werden, was der Unternehmer und sein Vermieter einen Mietgegenstand z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werblichen Nutzung vereinbart haben. In dieser Immobilie darf der Unternehmer seine Geschäftstätigk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 der Gewerbe Ordnung (immer noch in Kraft) durchführen. Jede Abänderung der Vorschriften in di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werbeordnung darf nur vorgenommen werden, wenn dies von den Kammern oder den Gesetzge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tswirksam verordnet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VGH hat bereits 80% der Anschober Verordnungen aufgehoben, dass bedeutet das auch die zukünft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ordnungen auch Verfassungs- und gesetzwidrig aufgehoben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wenn der VGH diese neuen Verordnungen noch nicht gekippt hat, bedeutet es für den Unternehmer das 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tswidrig verhält und auch zivilrechtlich, wegen einer Gesundheitsgefährdung, vom Kunden z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antwortung gezogen werd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te der Unternehmer nun eine Strafen bekommen, ist diese zu beeinspruchen, auf der Basis der Verfassung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die Grund und Freiheitsrechte, sowie das Recht auf die Erwerbsfreiheit Art. 6 StGG grundlos eingeschrän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zulesen unter www.grundrecht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kann man nun tu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) Ausübung der Gewerbetätigkeit nach der Gewerbeord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) Aussetzen der geforderten Maßnahmen, durch eine Kundenhaftungserklärung. Hier vereinbart man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en Kunden schriftlich das ma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Keine medizinische Ausbildung hat und eine Krankheit gemessen mit einen PCR od. Aneignetest nicht prü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konstantin.haslauer/posts/1021930176096356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++DIE ÖFFNUNGSSCHRITTE SIND NICHT TRAGBAR... - Konstantin Hasl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- Man richtet sich Verfassungskonform nach den Grund und Freiheitsrechte, sowie Erwerbsfreiheit Art. 6 StG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Die Maskenpflicht ist nach wie vor Verfassungswidrig, somit würde sich der Unternehmer strafbar ma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beim Kunden einzuforder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Weiters gibt es keine Pandemie mit Corona mehr, dies hat die WHO bestäti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Der Kunde nutzt die Dienstleistung auf eigene Gefa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Der Kunde hat die Handlungsweise freiwillig unterstü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) Friseure sollten wenn es möglich ist auch auf ein mobiles Service umstellen, hier greifen keine di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lungen im Privaten Bere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te nun von der Behörde kontrolliert werden hat man die Haftungserklärungen der Kunde zum Dienstleiste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 bestätigen beide Seite, dass Sie sich freiwillig der sogenannten Gefahr (dies es nicht gibt) angesetzt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wenn eine Strafverfügung kommt muss die Exekutive diese Straftat begründen und beweisen. Hier ma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einen qualifizierten Einspruch, somit wird das Verfahren eingestel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 wichtig, bitte alle Daten der Polizei/Behörde (Vorname, Nachnahme, Dienststelle und Dienstnumm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ieren um diese Exekutive wegen §302 StGB Amtsmissbrauch, §105 StGB Nötigung, §275 StGB Landzw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Art. 14 EMRK Diskriminierungsverbot anzuzei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IST EINE MÖGLICHKEIT VON VIELEN - NUR WER VERANTWORTUNG ÜBERNIMMT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 ZIEL KOM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4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ra Pezi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Kurz is das scheissegal, der wütet immer weit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f Reis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Pezi Hofer Gibt ja auch Milliarden an Schmiergeldern die das Rad am Laufen halt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a Unterra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And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onstantin.haslauer/posts/1021930176096356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++DIE ÖFFNUNGSSCHRITTE SIND NICHT TRAGBAR... - Konstantin Hasl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Löschnig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seur macht den Test, Kunde macht den Test... für was muss man dann noch die Mask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gen wenn bestätigt ist, das beide negativ sind? Sollte es das Risiko betreffen, das man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z nach dem Test angesteckt hat wäre ja der Test nutzlos und nur eine weitere Erschwern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beide die niemanden was bring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Lanz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Löschnigg Stimmt und die Kinder müssen auch bei einem negativen Test (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r dann dürfen Sie in den Unterricht!), ab der Oberstufe auch am Platz eine "ÖVP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e" tragen! Wie absu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li Sterbe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eil ich als Lehrerin gegen die Maskenpflicht remonstriert und selber ein Attest habe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s ich mich weiter im Home Schooling verstecken, damit niemand eine Lehrerin oh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e sie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na Schlemi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gar nichts mehr tragbar was die da oben brin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lina Chapovalo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das wahr , dass ohne Test , werden Leute nicht frisier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, test und Mas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Pezi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 sooo grotesk..Wenn ich negativen Test hätte..dann noch Maske? Merkt noch jema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?? Alles NUR SCHIKANE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 Enerwitschlä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geehrter Herr Konstantin Haslauer , WARUM IN ALLER WELT GEFÄLLT IHN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BASTIAN BOHRN MENA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iieh wem gefällt der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Rub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sagt er da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an Fors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 Enerwitschläger vielleicht folgt er ihn einfa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konstantin.haslauer/posts/1021930176096356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n mal daran geda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++DIE ÖFFNUNGSSCHRITTE SIND NICHT TRAGBAR... - Konstantin Hasl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nstantin Hasl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 Enerwitschläger Ich habe den Seite Seite gelinkt um zu sehen was für ein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griffe gegen die Bürger fährt. Ausserdem darf ich Sie hinweisen, dass ich machen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mir einfällt und ich nicht fragen mus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nstantin Haslauer Tun was dir einfällt, ohne fragen zu müssen. Genau diese Einstell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uchst du hier den Leuten einzureden und viele glauben dir das auch noch. Bist du dann hie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jemand deinem Aufruf folgt und die Maßnahmen nicht einhält? Nein. Stiftest du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walt, ziehst du mit denen vor Gericht? Nein. Hab ich auch nicht anders erwartet. Also kurzum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 heiße Luft, nix dahint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Pezi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ich ein Frisör ohne Drecksfetzen nicht reinlässt, kannst GAR NIX tun..Du kannst dich sch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rs Geschäft hocken und protestieren...aber wird nix bring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Pezi Hofer Dann geh halt nicht hi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i Stubit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Traurige ist dass viele Unternehmer dahinter stehen wie ich in der Unternehmer Grupp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merke. Schon die geringste Kritik an den Maßnahmen zieht eine Abmahnung in der Gruppe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. Ich hab schon 3 da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Leute sind nur daran interessiert wie sie ihre Anträge ausfüllen und wie sie zu ih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derungen kommen. Ist ja auch wichtig, mach ich auch. Aber wenn das Problem nicht a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zel gepackt wird nutzen uns die Förderungen auch nichts mehr, denn irgendwann ist das Ge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 und unser Business kapu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Anna Ei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 Na ja, die werdens jetzt schon merken. Förderungen gibts be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ffenen Geschäften ja nicht. Kein Geld mehr und kein Umsatz. Aber die Kunden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gelware sein, speziell bei den Friseuren etc.. Habens für sich elegant gelöst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tbande...Jetzt ist die Bevölkerung schuld, wenn Betriebe pleite gehen, werdens s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eonore Heiss-All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trotzdem schreibt eine Friseurin "bei mir nebenan ist eine Teststelle, das ist nicht vie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fwand und kann man den Kunden zumuten 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dy und Bundy hat Insolvenz angemeldet und viele werden folgen wenn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rnrissigen Maßnahmen nicht enden. Ja die Regierung spielt uns gegeneinander aus!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das nächste Verbre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onstantin.haslauer/posts/1021930176096356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++DIE ÖFFNUNGSSCHRITTE SIND NICHT TRAGBAR... - Konstantin Hasl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Prasch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 Arsche kriechen damit die Diktatur umgesetzt wird, ist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ann Schr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FP2 Maske schützt nicht vor Viren ist beleg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udrun Helf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ann Schreier bekannt. Den obergescheiten "Faktencheckern" ist das aber egal, de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 sagen, dass FFP2 vor "Aerosolen" schützen, dass die Viren bekanntermaß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mitschwimmen", geht nicht in deren Hirnkastl 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ph K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ann Schreier faktencheck ist so wie die Presse bezahlt von soroz&amp;c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ann Schreier Sagt wer? Der Konstantin Haslauer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ago Senve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pliment Tino und Danke für deine tolle Arbei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an Forst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Zumba Z lese dir das mal durch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de Verit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ine Jungs lassen sich jetzt aus Protest alle Haare wachsen, auch im Gesicht, das sie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rauenhaft 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ise Kubov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de Veritas Hut ab vor den Jung´s, sie machen es richtig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Pezi 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de Verit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a Lu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i Zimm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a Z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Fas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onstantin.haslauer/posts/1021930176096356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++DIE ÖFFNUNGSSCHRITTE SIND NICHT TRAGBAR... - Konstantin Hasl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Österrei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lcher Polizist gibt vor-familiennamen bekann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t das ein Laie geschrieb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Österreicher Muss er auch ni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ph K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avo Danke für Ihren unermüdlichen Einsatz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minik Plans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ollten mal vom vfgh persönlich oder in die medien verbreitet werd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Leistentri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bringt das ganze die Urteile wenn die Regierung sowieso tut was sie will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obersauerei ist für die Volksschule Testpflicht und das zwei mal ansonsten Zuha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ei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Leistentritt Die Obersauerei ist, dass die Schulen überhaupt aufsperr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Leistentri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 ja weil zuviele in Betreuung sind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rage mich die ganze Zeit wo die Grippe hin ist. Alle Jahre war es ein Problem weil soviele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enstand sind wegen Grippesaison, wo sind die a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Leistentritt Nein, weil ich kein Fan von Corona-Clustern bi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eso sollten die weg sein? Nur weil sie nicht in den Medien sind? Ich zum Beispiel hatte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ppe im vergangenen Dezemb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Leistentri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 und das hat ein Arzt bestätigt das es Grippe und nicht Kotzrona w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Leistentri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in Sohn hatte die echte vor zwei Jahren habe da extra nochmals nachgefragt und wora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r es merkt das es die echte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t schrecklich er war 3 Jahre und 5 Tage keine Beweg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der angenommen ha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onstantin.haslauer/posts/1021930176096356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++DIE ÖFFNUNGSSCHRITTE SIND NICHT TRAGBAR... - Konstantin Hasl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Leistentritt Natürlich. Dafür gibt es Tests und ich weiß ehrlich gesagt nicht, was der lieb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r Haslauer mit diesem Beitrag bezweckt, außer sich wichtig zu machen. Ebenso wenig wei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, was so schlimm an Testungen ist - vor allem diese Babytests für die Volksschul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nach mir ginge, würden da PCR-Abstriche durchgefüh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 und genau deshalb gibt es für mich da keinen Kompromiss. Wenn es darum geh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teckende Krankheiten einzudämmen, egal ob Corona oder andere Viren, finde ich je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äquate Mittel in Ordn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Leistentri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 nein finde ich nicht. Das rechtfertigt sicher nicht das Kinder die gerade umschul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der von Kiga dann in die Schule kommen so behandel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Leistentritt Naja, dann soll man sie eben daheim lassen. Ich versteh das ganze Geheu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klich nicht. Ein Test ist zwar nicht angenehm, tut aber auch nicht weh. Gut, was ist beim Ar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n angenehm? Keiner lässt sich gern impfen, Blut abnehmen, beim Zahnarzt behandeln, etc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meine Güt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is Leistentri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Pletz Geheule ? Wenn es von einem Arzt durchgeführt werden würde dann wäre es ja 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rdnung aber nicht von BUNDELSHERRLER oder irgendwelchen Leuten die dafür mehr Koh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kommen als ein Pension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a Wan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für deine Mühe... Was sollen wir nun tun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Zumba 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ja Bc les mal alles durch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je Seidenhü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Konstantin für deine hilfreichen Infos ---unser Bundesinnungsmeister hat heute per Tel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 gesagt Zitat Ich hör jetzt auf -- ich hab keine nerven --keine nerven mehr ---ich stell mich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Füße aber wenns nicht weiter geht --hör ich auf !!!!! Schöne Aussichten ---die WKO sagt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ssen abwarten - na dann gute Nacht 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Lang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nelia Tatz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Lang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not Umschade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Hammer-Jazbe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konstantin.haslauer/posts/1021930176096356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++DIE ÖFFNUNGSSCHRITTE SIND NICHT TRAGBAR... - Konstantin Hasl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mara Hamm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Wamprechts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ut wko gelten in der mobilen Tätigkeit die gleichen Vorgaben wie im Salon oder Studi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nstantin Hasl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Wamprechtshammer das stimmt nicht, da im Privaten Bereich keine Maßnahm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ten.Dies ist eine Einigung zw. Kunde und Unternehmer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 zur WKO, dieser Auskunft darf man nicht trauen da Sie den Regierungskurs bl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lgen. Ich habe bereit meine Zahlungen an die WKO eingestellt, da Sie die Unterneh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Sinngemäß vertre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Wamprechtshammer Woher soll ein Polizist wissen, wann die Friseurin etc zu mi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ommt und ich darf mich ja mit zwei Leuten aus einem Haushalt treffen. Das können sie g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kontrollier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Wamprechts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wenn's wer riskieren möchte gerne aber andere halten sich halt an die Regeln. Ob sie Si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chen sei dahingestel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Wamprechtshammer ganz ehrlich? Selber schuld, wenn man da noch mit ma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Wamprechts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ss ich dir recht ge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Les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offe nur das wir dann was in denn Medien hören werden. Denn das ist schon ein Wahnsin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n hört nichts in denn Medien was recht ist oder Verfasungswiederig ist nich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Lessl plattform_respek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ier findest du die Info zur Rechtslage, vielleicht informiert ihr euch nicht immer nur übe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kauften Medien sondern lieber bei Fachlich kompetenten Quellen wie zb. Anwäl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ich das schon lese, als ob Medien dir die rechtslage erklären würden..... sorry aber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st du nicht ernst oder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i Zimm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Dikt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 ist bereits angekommen und nur wenige bemerken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onstantin.haslauer/posts/1021930176096356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++DIE ÖFFNUNGSSCHRITTE SIND NICHT TRAGBAR... - Konstantin Hasl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i Wie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n die Regierung die verarscht euch doch und was macht ihr .schaut zu wie imm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Vezon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ni Lara Petra Vezonik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asten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n dürfen eigentlich auch Wanderungen/Soaziergänge im Freien mit einem Haushal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boten werden, oder?? Wenn seit 15.10.2020 die Pandemie laut WHO mit der Influen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eich zusetzen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a Schön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olina Reind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a Grochows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kurier.at/wissen/gesundheit/eu-agentur-heizt-diskussion-um-ffp2-maskenpflicht-an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01176279?fbclid=IwAR0I1f9orafRnNllDslf6XgknVuBXlaobwUGksoYTgKnpqkgbCl1BHxCu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-Agentur heizt Diskussion um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ier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 E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a Grochowska 94% der Aerosole hält sie au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er auch nur, wenn sie n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ange getragen wird, bis die Zeit abläu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st ist sie für den Hugo, wird nass und hin ist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olina Rein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Harley schau schau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elle Sö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mmm...müsste dann halt eigentlich auch jeder der mit Öffis fährt einen Testnachweis bringen?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 hat man näheren Kontakt als bei der Fußpflege mit Maske und Plexischild dazwi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Апасная Пэченька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 Laubner, schau hier, besonders "Was kann man nun tun" - ist zwar für Östereich, ab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sere Rechtslage soll ziemlich gleich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a Wal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inzinger Andrea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Guckt ÜbernTellera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konstantin.haslauer/posts/1021930176096356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+++DIE ÖFFNUNGSSCHRITTE SIND NICHT TRAGBAR... - Konstantin Haslauer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Kauc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!!!!!!!!!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verstehe die Aufregung nicht. Ich setze das auf keinen Fall so um, denn rechtlich ist das all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olut nicht gedeckt und ich als Nageldesigner bin nicht befugt diese Kontrollen durchzufüh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lte mich an die Verfassung und fertig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ulina Kseni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abeth Bramreiter LG von meiner Mama hab ihr das vorgelesen &amp; sie hat sofort an dich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da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na SaMe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Holzweb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hias Hö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ogl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hias Hö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ja Christina Gornik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9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konstantin.haslauer/posts/1021930176096356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27" calcext:value-type="float">
            <text:p>27</text:p>
          </table:table-cell>
          <table:table-cell table:style-name="ce7" table:formula="of:=COUNTIF([.D$1:.D$1048576];&quot;X&quot;)" office:value-type="float" office:value="6" calcext:value-type="float">
            <text:p>6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47" calcext:value-type="float">
            <text:p>47</text:p>
          </table:table-cell>
          <table:table-cell table:formula="of:=COUNTIF([.G$1:.G$1048576];&quot;X&quot;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1070];[.D1070];[.F1070])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50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04:41:44.78872972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04:59:43.729328711</dc:date>
    <meta:editing-duration>PT7M5S</meta:editing-duration>
    <meta:editing-cycles>9</meta:editing-cycles>
    <meta:document-statistic meta:table-count="1" meta:cell-count="766" meta:object-count="0"/>
  </office:meta>
</office:document-meta>
</file>